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Text_20_body">
      <style:text-properties style:font-name="Courier New" fo:font-size="10.5pt" style:font-size-asian="10.5pt" style:font-size-complex="10.5pt"/>
    </style:style>
    <style:style style:name="P23" style:family="paragraph" style:parent-style-name="Text_20_body">
      <style:text-properties fo:font-size="10.5pt" style:font-size-asian="10.5pt" style:font-size-complex="10.5pt"/>
    </style:style>
    <style:style style:name="P24" style:family="paragraph" style:parent-style-name="Text_20_body">
      <style:text-properties style:font-name="Arial3" fo:font-size="11pt" style:font-size-asian="11pt" style:font-size-complex="11pt"/>
    </style:style>
    <style:style style:name="P25" style:family="paragraph" style:parent-style-name="Text_20_body">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text-properties style:font-name="Arial"/>
    </style:style>
    <style:style style:name="P29" style:family="paragraph" style:parent-style-name="Text_20_body">
      <style:text-properties style:text-line-through-style="solid" style:text-line-through-type="double"/>
    </style:style>
    <style:style style:name="P30" style:family="paragraph" style:parent-style-name="Footnote">
      <style:paragraph-properties fo:text-align="justify" style:justify-single-word="false"/>
    </style:style>
    <style:style style:name="P31"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paragraph-properties fo:text-align="justify" style:justify-single-word="false"/>
    </style:style>
    <style:style style:name="P35" style:family="paragraph" style:parent-style-name="Standard" style:list-style-name="L4">
      <style:paragraph-properties fo:text-align="justify" style:justify-single-word="false"/>
    </style:style>
    <style:style style:name="P36" style:family="paragraph" style:parent-style-name="Standard" style:list-style-name="L18">
      <style:paragraph-properties fo:text-align="justify" style:justify-single-word="false"/>
    </style:style>
    <style:style style:name="P37" style:family="paragraph" style:parent-style-name="Standard" style:list-style-name="L6"/>
    <style:style style:name="P38" style:family="paragraph" style:parent-style-name="Standard" style:list-style-name="L7">
      <style:text-properties fo:font-weight="normal" style:font-weight-asian="normal" style:font-weight-complex="normal"/>
    </style:style>
    <style:style style:name="P39" style:family="paragraph" style:parent-style-name="Standard" style:list-style-name="L9"/>
    <style:style style:name="P40" style:family="paragraph" style:parent-style-name="Standard" style:list-style-name="L12"/>
    <style:style style:name="P41" style:family="paragraph" style:parent-style-name="Standard" style:list-style-name="L13"/>
    <style:style style:name="P42" style:family="paragraph" style:parent-style-name="Standard" style:list-style-name="L15"/>
    <style:style style:name="P43" style:family="paragraph" style:parent-style-name="Standard" style:list-style-name="L15">
      <style:text-properties style:font-name="Courier New" fo:font-size="10.5pt" style:font-size-asian="10.5pt" style:font-size-complex="10.5pt"/>
    </style:style>
    <style:style style:name="P44" style:family="paragraph" style:parent-style-name="Standard" style:list-style-name="L20">
      <style:text-properties style:font-name="Courier New" fo:font-size="10.5pt" style:font-size-asian="10.5pt" style:font-size-complex="10.5pt"/>
    </style:style>
    <style:style style:name="P45" style:family="paragraph" style:parent-style-name="Standard" style:list-style-name="L16"/>
    <style:style style:name="P46" style:family="paragraph" style:parent-style-name="Standard" style:list-style-name="L16">
      <style:text-properties style:text-line-through-style="solid"/>
    </style:style>
    <style:style style:name="P47" style:family="paragraph" style:parent-style-name="Standard" style:list-style-name="L19">
      <style:text-properties style:text-line-through-style="solid" style:font-name="Courier New" fo:font-size="10.5pt" style:font-size-asian="10.5pt" style:font-size-complex="10.5pt"/>
    </style:style>
    <style:style style:name="P48" style:family="paragraph" style:parent-style-name="Standard" style:list-style-name="L17"/>
    <style:style style:name="P49" style:family="paragraph" style:parent-style-name="Standard" style:list-style-name="L19"/>
    <style:style style:name="P50" style:family="paragraph" style:parent-style-name="Standard" style:list-style-name="L19">
      <style:text-properties style:font-name="Arial" fo:font-size="10.5pt" style:font-size-asian="10.5pt" style:font-size-complex="10.5pt"/>
    </style:style>
    <style:style style:name="P51" style:family="paragraph" style:parent-style-name="Standard">
      <style:text-properties style:font-name="Courier New" fo:font-size="10.5pt" style:font-size-asian="10.5pt" style:font-size-complex="10.5pt"/>
    </style:style>
    <style:style style:name="P52" style:family="paragraph" style:parent-style-name="Standard" style:list-style-name="L20"/>
    <style:style style:name="P53" style:family="paragraph" style:parent-style-name="Standard" style:list-style-name="L21">
      <style:text-properties style:font-name="Courier new" fo:font-size="10.5pt" style:font-size-asian="10.5pt" style:font-size-complex="10.5pt"/>
    </style:style>
    <style:style style:name="P54" style:family="paragraph" style:parent-style-name="Standard" style:list-style-name="L21">
      <style:text-properties style:font-name="ARial" fo:font-size="11pt" style:font-size-asian="11pt" style:font-size-complex="11pt"/>
    </style:style>
    <style:style style:name="P55" style:family="paragraph" style:parent-style-name="Heading_20_2" style:list-style-name="L1"/>
    <style:style style:name="P56" style:family="paragraph" style:parent-style-name="Heading_20_5" style:list-style-name="L1"/>
    <style:style style:name="P57" style:family="paragraph" style:parent-style-name="Heading_20_4" style:list-style-name="L1"/>
    <style:style style:name="P58" style:family="paragraph" style:parent-style-name="Heading_20_4" style:list-style-name="L1">
      <style:text-properties style:font-name="Arial"/>
    </style:style>
    <style:style style:name="P59" style:family="paragraph" style:parent-style-name="Heading_20_4" style:list-style-name="L1">
      <style:paragraph-properties fo:text-align="justify" style:justify-single-word="false"/>
    </style:style>
    <style:style style:name="P60" style:family="paragraph" style:parent-style-name="Contents_20_2">
      <style:paragraph-properties>
        <style:tab-stops>
          <style:tab-stop style:position="6.4957in" style:type="right" style:leader-style="dotted" style:leader-text="."/>
        </style:tab-stops>
      </style:paragraph-properties>
    </style:style>
    <style:style style:name="P61" style:family="paragraph" style:parent-style-name="Contents_20_3">
      <style:paragraph-properties>
        <style:tab-stops>
          <style:tab-stop style:position="6.2992in" style:type="right" style:leader-style="dotted" style:leader-text="."/>
        </style:tab-stops>
      </style:paragraph-properties>
    </style:style>
    <style:style style:name="P62" style:family="paragraph" style:parent-style-name="Contents_20_1">
      <style:paragraph-properties>
        <style:tab-stops>
          <style:tab-stop style:position="6.6925in" style:type="right" style:leader-style="dotted" style:leader-text="."/>
        </style:tab-stops>
      </style:paragraph-properties>
    </style:style>
    <style:style style:name="P63" style:family="paragraph" style:parent-style-name="Text_20_body" style:list-style-name="L5"/>
    <style:style style:name="P64" style:family="paragraph" style:parent-style-name="Text_20_body" style:list-style-name="L8">
      <style:text-properties fo:font-weight="normal" style:font-weight-asian="normal" style:font-weight-complex="normal"/>
    </style:style>
    <style:style style:name="P65" style:family="paragraph" style:parent-style-name="Text_20_body" style:list-style-name="L14">
      <style:text-properties fo:font-weight="normal" style:font-weight-asian="normal" style:font-weight-complex="normal"/>
    </style:style>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9"/>
    <style:style style:name="P69" style:family="paragraph" style:parent-style-name="Heading_20_3" style:list-style-name="L1"/>
    <style:style style:name="P70" style:family="paragraph" style:parent-style-name="Heading_20_1" style:list-style-name="L1"/>
    <style:style style:name="P71" style:family="paragraph" style:parent-style-name="Heading_20_1" style:list-style-name="L1">
      <style:paragraph-properties fo:break-before="page"/>
    </style:style>
    <style:style style:name="P72" style:family="paragraph" style:parent-style-name="Contents_20_4">
      <style:paragraph-properties>
        <style:tab-stops>
          <style:tab-stop style:position="6.1028in" style:type="right" style:leader-style="dotted" style:leader-text="."/>
        </style:tab-stops>
      </style:paragraph-properties>
    </style:style>
    <style:style style:name="P73" style:family="paragraph" style:parent-style-name="Contents_20_5">
      <style:paragraph-properties>
        <style:tab-stops>
          <style:tab-stop style:position="5.9063in" style:type="right" style:leader-style="dotted" style:leader-text="."/>
        </style:tab-stops>
      </style:paragraph-properties>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fo:color="#cc0000" style:font-name="Verdana1" fo:font-size="10pt" fo:background-color="transparen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style:font-name="Arial" fo:font-size="11pt" fo:font-weight="bold" style:font-size-asian="11pt" style:font-weight-asian="bold" style:font-size-complex="11pt" style:font-weight-complex="bold"/>
    </style:style>
    <style:style style:name="T24" style:family="text">
      <style:text-properties style:font-name="Arial" fo:font-size="11.8000001907349pt" style:font-size-asian="11.8000001907349pt" style:font-size-complex="11.8000001907349pt"/>
    </style:style>
    <style:style style:name="T25" style:family="text">
      <style:text-properties style:font-name="Arial" fo:font-size="10.5pt" style:font-size-asian="10.5pt" style:font-size-complex="10.5pt"/>
    </style:style>
    <style:style style:name="T26" style:family="text">
      <style:text-properties fo:font-size="10.5pt"/>
    </style:style>
    <style:style style:name="T27" style:family="text">
      <style:text-properties fo:font-size="10.5pt" style:font-size-asian="10.5pt" style:font-size-complex="10.5pt"/>
    </style:style>
    <style:style style:name="T28" style:family="text">
      <style:text-properties fo:font-size="10.5pt" fo:font-weight="normal" style:font-size-asian="10.5pt" style:font-weight-asian="normal" style:font-size-complex="10.5pt" style:font-weight-complex="normal"/>
    </style:style>
    <style:style style:name="T29" style:family="text">
      <style:text-properties fo:font-size="10.5pt"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Courier New2"/>
    </style:style>
    <style:style style:name="T32" style:family="text">
      <style:text-properties style:font-name="Courier New2" fo:font-size="10.5pt" style:font-size-asian="10.5pt" style:font-size-complex="10.5pt"/>
    </style:style>
    <style:style style:name="T33" style:family="text">
      <style:text-properties style:font-name="Courier New2" fo:font-size="10pt" style:font-size-asian="10.5pt" style:font-size-complex="10.5pt"/>
    </style:style>
    <style:style style:name="T34" style:family="text">
      <style:text-properties style:font-name="Courier new" fo:font-size="10.5pt" style:font-size-asian="10.5pt" style:font-size-complex="10.5pt"/>
    </style:style>
    <style:style style:name="T35" style:family="text">
      <style:text-properties style:font-name="ARial" fo:font-size="11pt" style:font-size-asian="11pt" style:font-size-complex="11pt"/>
    </style:style>
    <style:style style:name="T36" style:family="text">
      <style:text-properties fo:font-size="11pt" style:font-size-asian="11pt" style:font-size-complex="11pt"/>
    </style:style>
    <style:style style:name="T37" style:family="text">
      <style:text-properties style:font-name="Arial3" fo:font-size="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text-line-through-style="none"/>
    </style:style>
    <style:style style:name="T42" style:family="text">
      <style:text-properties style:text-line-through-style="solid" style:font-name="Courier New" fo:font-size="10.5pt" style:font-size-asian="10.5pt" style:font-size-complex="10.5pt"/>
    </style:style>
    <style:style style:name="T43" style:family="text">
      <style:text-properties style:font-name="Courier 10 Pitch" fo:font-size="10pt" style:font-size-asian="10pt" style:font-size-complex="10pt"/>
    </style:style>
    <style:style style:name="T44" style:family="text">
      <style:text-properties style:font-name="Courier New" fo:font-size="10.5pt"/>
    </style:style>
    <style:style style:name="T45" style:family="text">
      <style:text-properties style:font-name="Courier New" fo:font-size="10.5pt" style:font-size-asian="10.5pt" style:font-size-complex="10.5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2"/>
      <text:p text:style-name="P2"/>
      <text:p text:style-name="P3">Image I/O-Ext – Setup Guide</text:p>
      <text:p text:style-name="P3">V. 1.0</text:p>
      <text:p text:style-name="Standard"/>
      <text:p text:style-name="Standard"/>
      <text:p text:style-name="P2"><draw:frame draw:style-name="fr1" draw:name="immagini1" text:anchor-type="as-char" svg:width="3.3646in" svg:height="3.3646in"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text:style-name="L1">
        <text:list-header>
          <text:h text:style-name="P70" text:outline-level="1" text:is-list-header="true"/>
        </text:list-header>
      </text:list>
      <text:p text:style-name="Standard"/>
      <text:p text:style-name="Standard"/>
      <text:p text:style-name="Standard"/>
      <text:p text:style-name="Standard"/>
      <text:p text:style-name="Standard"><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1 Introduction<text:tab/>5</text:p>
          <text:p text:style-name="P62">2 Windows instructions<text:tab/>6</text:p>
          <text:p text:style-name="P60">2.1 JAVA<text:tab/>6</text:p>
          <text:p text:style-name="P60">2.2 ANT<text:tab/>6</text:p>
          <text:p text:style-name="P60">2.3 MAVEN 2<text:tab/>6</text:p>
          <text:p text:style-name="P60">2.4 JAI<text:tab/>6</text:p>
          <text:p text:style-name="P60">2.5 JAI-ImageIO Toolkit<text:tab/>7</text:p>
          <text:p text:style-name="P60">2.6 SWIG<text:tab/>7</text:p>
          <text:p text:style-name="P60">2.7 GDAL<text:tab/>7</text:p>
          <text:p text:style-name="P61">2.7.1 GDAL requirements<text:tab/>7</text:p>
          <text:p text:style-name="P72">2.7.1.1 Kakadu <text:tab/>7</text:p>
          <text:p text:style-name="P72">2.7.1.2 MrSID <text:tab/>8</text:p>
          <text:p text:style-name="P72">2.7.1.3 ECW <text:tab/>8</text:p>
          <text:p text:style-name="P72">2.7.1.4 HDF4 <text:tab/>9</text:p>
          <text:p text:style-name="P61">2.7.2 GDAL Configuration<text:tab/>10</text:p>
          <text:p text:style-name="P72">2.7.2.1 Preliminar variables settings <text:tab/>11</text:p>
          <text:p text:style-name="P72">2.7.2.2 Kakadu specific configuration option <text:tab/>11</text:p>
          <text:p text:style-name="P72">2.7.2.3 MrSID specific configuration option <text:tab/>11</text:p>
          <text:p text:style-name="P72">2.7.2.4 ECW specific configuration option <text:tab/>12</text:p>
          <text:p text:style-name="P72">2.7.2.5 HDF4 specific configuration option <text:tab/>12</text:p>
          <text:p text:style-name="P61">2.7.3 <text:s/>Building GDAL<text:tab/>12</text:p>
          <text:p text:style-name="P72">2.7.3.1 Generating JAVA Bindings<text:tab/>12</text:p>
          <text:p text:style-name="P73">Variable settings<text:tab/>12</text:p>
          <text:p text:style-name="P73">Running SWIG<text:tab/>12</text:p>
          <text:p text:style-name="P72">2.7.3.2 Final Settings<text:tab/>13</text:p>
          <text:p text:style-name="P60">2.8 ImageMagick &amp; Jmagick<text:tab/>13</text:p>
          <text:p text:style-name="P60">2.9 Image I/O-EXT Project<text:tab/>14</text:p>
          <text:p text:style-name="P61">2.9.1 <text:s/>DLL deployment instructions (Optional) - [deploylibs] property<text:tab/>14</text:p>
          <text:p text:style-name="P61">2.9.2 <text:s/>JMagick libraries deployment instructions (Optional)- [jmagick] profile<text:tab/>14</text:p>
          <text:p text:style-name="P61"><text:soft-page-break/>2.9.3 <text:s/>Image I/O-Ext Project building <text:tab/>14</text:p>
          <text:p text:style-name="P72">2.9.3.1 Testing Image I/O-Ext modules with Maven.<text:tab/>15</text:p>
          <text:p text:style-name="P72">2.9.3.2 Testing JPEG2000 Kakadu (GDAL) writer capabilities<text:tab/>15</text:p>
          <text:p text:style-name="P62">3 LINUX instructions<text:tab/>16</text:p>
          <text:p text:style-name="P60">3.1 JAVA<text:tab/>16</text:p>
          <text:p text:style-name="P60">3.2 ANT<text:tab/>16</text:p>
          <text:p text:style-name="P60">3.3 MAVEN 2<text:tab/>16</text:p>
          <text:p text:style-name="P60">3.4 JAI<text:tab/>17</text:p>
          <text:p text:style-name="P60">3.5 JAI-ImageIO Toolkit<text:tab/>17</text:p>
          <text:p text:style-name="P60">3.6 SWIG<text:tab/>17</text:p>
          <text:p text:style-name="P61">3.6.1 <text:s/>Manual SWIG installation<text:tab/>17</text:p>
          <text:p text:style-name="P60">3.7 GDAL<text:tab/>18</text:p>
          <text:p text:style-name="P61">3.7.1 GDAL requirements<text:tab/>18</text:p>
          <text:p text:style-name="P72">3.7.1.1 Kakadu <text:tab/>18</text:p>
          <text:p text:style-name="P72">3.7.1.2 MrSID <text:tab/>19</text:p>
          <text:p text:style-name="P72">3.7.1.3 ECW <text:tab/>19</text:p>
          <text:p text:style-name="P61">3.7.2 GDAL Configuration<text:tab/>19</text:p>
          <text:p text:style-name="P72">3.7.2.1 Kakadu configuration option <text:tab/>20</text:p>
          <text:p text:style-name="P72">3.7.2.2 MrSID configuration option <text:tab/>20</text:p>
          <text:p text:style-name="P72">3.7.2.3 ECW configuration option <text:tab/>20</text:p>
          <text:p text:style-name="P61">3.7.3 <text:s/>GDAL Building<text:tab/>20</text:p>
          <text:p text:style-name="P72">3.7.3.1 Generating JAVA Bindings<text:tab/>21</text:p>
          <text:p text:style-name="P60">3.8 Image I/O-EXT Project<text:tab/>21</text:p>
          <text:p text:style-name="P61">3.8.1 Libraries deployment instructions (Optional) - [deploylibs] property<text:tab/>22</text:p>
          <text:p text:style-name="P61">3.8.2 Image I/O-Ext Project building <text:tab/>22</text:p>
          <text:p text:style-name="P72">3.8.2.1 Testing Image I/O-Ext modules with Maven<text:tab/>23</text:p>
          <text:p text:style-name="P72">3.8.2.2 Testing JPEG2000 Kakadu (GDAL) writer capabilities<text:tab/>23</text:p>
          <text:p text:style-name="P62">4 Mac OS X Instructions<text:tab/>24</text:p>
          <text:p text:style-name="P60">4.1 JAVA &amp; ANT<text:tab/>24</text:p>
          <text:p text:style-name="P60">4.2 MAVEN 2<text:tab/>24</text:p>
          <text:p text:style-name="P60">4.3 JAI<text:tab/>24</text:p>
          <text:p text:style-name="P60"><text:soft-page-break/>4.4 JAI-ImageIO Toolkit<text:tab/>24</text:p>
          <text:p text:style-name="P60">4.5 SWIG<text:tab/>24</text:p>
          <text:p text:style-name="P61">4.5.1 <text:s/>Manual SWIG installation<text:tab/>25</text:p>
          <text:p text:style-name="P60">4.6 GDAL<text:tab/>25</text:p>
          <text:p text:style-name="P61">4.6.1 GDAL requirements<text:tab/>25</text:p>
          <text:p text:style-name="P72">4.6.1.1 Kakadu <text:tab/>25</text:p>
          <text:p text:style-name="P72">4.6.1.2 MrSID <text:tab/>25</text:p>
          <text:p text:style-name="P61">4.6.2 GDAL Configuration<text:tab/>26</text:p>
          <text:p text:style-name="P72">4.6.2.1 Kakadu configuration option <text:tab/>26</text:p>
          <text:p text:style-name="P72">4.6.2.2 MrSID configuration option <text:tab/>26</text:p>
          <text:p text:style-name="P61">4.6.3 <text:s/>GDAL Building<text:tab/>27</text:p>
          <text:p text:style-name="P72">4.6.3.1 Generating JAVA Bindings<text:tab/>27</text:p>
          <text:p text:style-name="P60">4.7 Image I/O-EXT Project<text:tab/>28</text:p>
        </text:index-body>
      </text:table-of-content>
      <text:p text:style-name="Standard"/>
      <text:p text:style-name="Standard"/>
      <text:p text:style-name="Standard"/>
      <text:p text:style-name="Standard"/>
      <text:p text:style-name="Standard"/>
      <text:list text:style-name="L1" text:continue-numbering="true">
        <text:list-item>
          <text:h text:style-name="P71"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text:style-name="L1" text:continue-numbering="true">
        <text:list-item>
          <text:h text:style-name="P71" text:outline-level="1">Windows instructions</text:h>
          <text:list>
            <text:list-item>
              <text:h text:style-name="P55"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Windows Offline Installation on your hard-disk and run the installer.</text:p>
      <text:p text:style-name="P18">Finally, b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text:style-name="L1" text:continue-numbering="true">
        <text:list-item>
          <text:list text:continue-numbering="true">
            <text:list-item>
              <text:h text:style-name="P55"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text:style-name="L1" text:continue-numbering="true">
        <text:list-item>
          <text:list text:continue-numbering="true">
            <text:list-item>
              <text:h text:style-name="P55"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text:style-name="L1" text:continue-numbering="true">
        <text:list-item>
          <text:list text:continue-numbering="true">
            <text:list-item>
              <text:h text:style-name="P55"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text:soft-page-break/>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55" text:outline-level="2">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55" text:outline-level="2">SWIG</text:h>
            </text:list-item>
          </text:list>
        </text:list-item>
      </text:list>
      <text:p text:style-name="P18">B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text:style-name="L1" text:continue-numbering="true">
        <text:list-item>
          <text:list text:continue-numbering="true">
            <text:list-item>
              <text:h text:style-name="P55"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69"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text:style-name="L2">
        <text:list-item>
          <text:p text:style-name="P32">Kakadu (v. 5.2.6)</text:p>
        </text:list-item>
        <text:list-item>
          <text:p text:style-name="P32">MrSID (v 6.0.7)</text:p>
        </text:list-item>
        <text:list-item>
          <text:p text:style-name="P32">ECW (v 3.3)</text:p>
        </text:list-item>
      </text:list>
      <text:list text:style-name="L3">
        <text:list-item>
          <text:p text:style-name="P33">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ext:soft-page-break/>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2.3252in" svg:height="2.4453in" draw:z-index="58"><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text:style-name="L1" text:continue-numbering="true">
        <text:list-item>
          <text:list text:continue-numbering="true">
            <text:list-item>
              <text:list text:continue-numbering="true">
                <text:list-item>
                  <text:list text:continue-numbering="true">
                    <text:list-item>
                      <text:h text:style-name="P57"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18">When your download is completed, unzip the DSDK somewhere on your hard disk, as an instance, on<text:span text:style-name="Code"> C:\work\libs\MrSid</text:span></text:p>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121"/>ECW <text:bookmark-end text:name="DDE_LINK1111121"/></text:h>
                    </text:list-item>
                  </text:list>
                </text:list-item>
              </text:list>
            </text:list-item>
          </text:list>
        </text:list-item>
      </text:list>
      <text:p text:style-name="P18">Download the Image Compression SDK (source code) from ER Mapper site at this address:</text:p>
      <text:p text:style-name="P18"><text:a xlink:type="simple" xlink:href="http://www.ermapper.com/"><text:span text:style-name="T10">http://www.ermapper.com</text:span></text:a> (You need to be registered in order to download it).</text:p>
      <text:p text:style-name="P18"><text:soft-page-break/>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work\libs\libecwj2-3.3</text:span>. </text:p>
      <text:p text:style-name="P18">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hen, open the ready-to-use <text:span text:style-name="T10">libecwj2_win32_net_shared.vcproj</text:span> Visual Studio Project available in <text:span text:style-name="T10">C:\</text:span><text:span text:style-name="Code"><text:span text:style-name="T19">work\libs</text:span></text:span><text:span text:style-name="T10">\libecwj2-3.3\Source\NCSBuildQmake</text:span>.</text:p>
      <text:p text:style-name="P18">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3.6193in" svg:height="0.9992in" draw:z-index="57"><draw:image xlink:href="Pictures/10000000000001F0000000895067B4B9.jpg" xlink:type="simple" xlink:show="embed" xlink:actuate="onLoad"/></draw:frame></text:p>
      <text:p text:style-name="P18">Select <text:span text:style-name="T15">“Configuration Properties”</text:span> and switch the <text:span text:style-name="T15">Configuration</text:span> value from “<text:span text:style-name="T15">Debug</text:span>” to “<text:span text:style-name="T15">Release</text:span>”.</text:p>
      <text:p text:style-name="P18">Finally, select the libecwj2 project in your solution explorer and change its properties as follow:</text:p>
      <text:p text:style-name="P18"><text:span text:style-name="T15">Configuration Properties -&gt; C/C++ -&gt; General -&gt; Additional Include Directories</text:span>:</text:p>
      <text:p text:style-name="P18">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1">This could seem a strange workaround but it avoids errors when building GDAL against HDF4. </text:span></text:span></text:p>
      <text:p text:style-name="P18"><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list text:style-name="L1" text:continue-numbering="true">
        <text:list-item>
          <text:list text:continue-numbering="true">
            <text:list-item>
              <text:list text:continue-numbering="true">
                <text:list-item>
                  <text:h text:style-name="P69" text:outline-level="3"><text:soft-page-break/>GDAL Configuration</text:h>
                </text:list-item>
              </text:list>
            </text:list-item>
          </text:list>
        </text:list-item>
      </text:list>
      <text:p text:style-name="P18">Firstly, you need to download GDAL 1.4.4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2">svn co http://svn.osgeo.org/gdal/tags/1.4.4/gdal</text:span></text:span><text:span text:style-name="T10"> gdal-1.4.4</text:span></text:p>
      <text:p text:style-name="P7"/>
      <text:p text:style-name="P18">After this, you need to apply the patch available at this location:</text:p>
      <text:p text:style-name="P18"><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18">This patch contains several changes for:</text:p>
      <text:list text:style-name="L4">
        <text:list-item>
          <text:p text:style-name="P35">Kakadu support: More Kakadu create options and error management supported. Makefile modified</text:p>
        </text:list-item>
        <text:list-item>
          <text:p text:style-name="P35">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6">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4.4.patch</text:span></text:p>
      <text:p text:style-name="P18">(where <text:span text:style-name="Code"><text:span text:style-name="T10">PATH_TO_DOWNLOADED_PATCH</text:span></text:span> represents the location where you have previously downloaded the patch). </text:p>
      <text:p text:style-name="P18"><text:soft-page-break/>Finally, you need to modify your <text:span text:style-name="Code"><text:span text:style-name="T7">GDAL\NMAKE.opt </text:span></text:span>as explained in the following sections.</text:p>
      <text:list text:style-name="L1" text:continue-numbering="true">
        <text:list-item>
          <text:list text:continue-numbering="true">
            <text:list-item>
              <text:list text:continue-numbering="true">
                <text:list-item>
                  <text:list text:continue-numbering="true">
                    <text:list-item>
                      <text:h text:style-name="P57"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6">For future JAVA bindings creation, b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B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Be sure the proper version subfolder is set. (In this case: v5_2_6-90032L).</text:p>
      <text:p text:style-name="P18">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oft-page-break/><text:span text:style-name="Code"><text:tab/>-I$(MRSID_DIR)\include\j2k_readers</text:span></text:p>
      <text:p text:style-name="Standard"><text:span text:style-name="Code"><text:span text:style-name="T27">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7">MRSID_FLAGS = -DMRSID_J2K</text:span></text:span></text:p>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ECWDIR <text:s/>= <text:s/>C:\work\libs\libecwj2-3.3</text:span></text:p>
      <text:p text:style-name="Standard"><text:span text:style-name="Code"><text:span text:style-name="T27">ECWLIB <text:s/>= <text:s/>$(ECWDIR)\lib\libecwj2.lib</text:span></text:span></text:p>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1">Supposing your HDF4 library has been placed in </text:span><text:span text:style-name="Code"><text:span text:style-name="T10">C:\work\libs\HDF4</text:span></text:span><text:span text:style-name="T21">, edit the next 2 lines, like this:</text:span></text:p>
      <text:p text:style-name="P22">HDF4_DIR =<text:tab/>c:\work\libs\HDF4\release</text:p>
      <text:p text:style-name="Text_20_body"><text:span text:style-name="Code"><text:span text:style-name="T27">HDF4_LIB =<text:tab/>/LIBPATH:$(HDF4_DIR)\libpath</text:span></text:span></text:p>
      <text:list text:style-name="L1" text:continue-numbering="true">
        <text:list-item>
          <text:list text:continue-numbering="true">
            <text:list-item>
              <text:list text:continue-numbering="true">
                <text:list-item>
                  <text:h text:style-name="P69" text:outline-level="3"><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text:style-name="L1" text:continue-numbering="true">
        <text:list-item>
          <text:list text:continue-numbering="true">
            <text:list-item>
              <text:list text:continue-numbering="true">
                <text:list-item>
                  <text:list text:continue-numbering="true">
                    <text:list-item>
                      <text:h text:style-name="P57" text:outline-level="4">Generating JAVA Bindings</text:h>
                      <text:list>
                        <text:list-header>
                          <text:h text:style-name="P56" text:outline-level="5" text:is-list-header="true">Variable settings</text:h>
                        </text:list-header>
                      </text:list>
                    </text:list-item>
                  </text:list>
                </text:list-item>
              </text:list>
            </text:list-item>
          </text:list>
        </text:list-item>
      </text:list>
      <text:p text:style-name="P26">Then, check your <text:span text:style-name="Code">GDAL\SWIG\JAVA\java.opt</text:span> is properly configured. (Basically, you need to check the <text:span text:style-name="T10">JAVA_HOME</text:span> and <text:span text:style-name="T10">ANT_HOME</text:span> variables are properly set)</text:p>
      <text:list text:style-name="L1" text:continue-numbering="true">
        <text:list-item>
          <text:list text:continue-numbering="true">
            <text:list-item>
              <text:list text:continue-numbering="true">
                <text:list-item>
                  <text:list text:continue-numbering="true">
                    <text:list-item>
                      <text:list text:continue-numbering="true">
                        <text:list-header>
                          <text:h text:style-name="P56"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ext:soft-page-break/>This command will automatically generate wrappers and bindings.</text:p>
      <text:list text:style-name="L1" text:continue-numbering="true">
        <text:list-item>
          <text:list text:continue-numbering="true">
            <text:list-item>
              <text:list text:continue-numbering="true">
                <text:list-item>
                  <text:list text:continue-numbering="true">
                    <text:list-item>
                      <text:h text:style-name="P58" text:outline-level="4">Final Settings</text:h>
                    </text:list-item>
                  </text:list>
                </text:list-item>
              </text:list>
            </text:list-item>
          </text:list>
        </text:list-item>
      </text:list>
      <text:p text:style-name="Text_20_body">At this point, you should have:</text:p>
      <text:list text:style-name="L5">
        <text:list-item>
          <text:p text:style-name="P63">some external DLLs (for Kakadu, ECW, MrSID, <text:span text:style-name="Code"><text:span text:style-name="T21">HDF4</text:span></text:span>)</text:p>
        </text:list-item>
        <text:list-item>
          <text:p text:style-name="P63">a GDAL DLL (<text:span text:style-name="Code">gdal14.dll</text:span>)</text:p>
        </text:list-item>
        <text:list-item>
          <text:p text:style-name="P63">4 JNI DLL (<text:span text:style-name="Code">gdalconstjni.dll, gdaljni.dll, ogrjni.dll, osrjni.dll</text:span>)</text:p>
        </text:list-item>
        <text:list-item>
          <text:p text:style-name="P63">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be sure you properly set the <text:span text:style-name="T10">GDAL_DATA</text:span> environment variable. This needs to be set with your <text:span text:style-name="T7">GDAL\DATA</text:span> <text:s/>location in order to properly evaluate EPSG codes.</text:p>
      <text:list text:style-name="L1" text:continue-numbering="true">
        <text:list-item>
          <text:list text:continue-numbering="true">
            <text:list-item>
              <text:h text:style-name="P55"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6">Prior to build ImageMagick you need to configure it:</text:p>
      <text:p text:style-name="P26">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6">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6">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7">Future versions of this document will provide better instructions about how to customize the ImageMagick build.<text:line-break/></text:p>
      <text:list text:style-name="L1" text:continue-numbering="true">
        <text:list-item>
          <text:list text:continue-numbering="true">
            <text:list-item>
              <text:h text:style-name="P55" text:outline-level="2"><text:soft-page-break/>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list text:style-name="L1" text:continue-numbering="true">
        <text:list-item>
          <text:list text:continue-numbering="true">
            <text:list-item>
              <text:list text:continue-numbering="true">
                <text:list-item>
                  <text:h text:style-name="P69" text:outline-level="3"><text:s/>DLL deployment instructions (Optional) - [deploylibs] property</text:h>
                </text:list-item>
              </text:list>
            </text:list-item>
          </text:list>
        </text:list-item>
      </text:list>
      <text:p text:style-name="P18"><text:span text:style-name="T30">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0"> properties as true with the </text:span><text:span text:style-name="T12">-Ddeploylibs </text:span>option when building the project (as explained in 2.9.3).</text:p>
      <text:list text:style-name="L6">
        <text:list-header>
          <text:p text:style-name="P37"><text:span text:style-name="T39">IMPORTANT NOTES</text:span><text:span text:style-name="T5">:</text:span></text:p>
        </text:list-header>
      </text:list>
      <text:list text:style-name="L7">
        <text:list-item>
          <text:p text:style-name="P38">you also need to setup a GDAL_DATA environment variable with the path of the location where you want the deploy module will store required files for EPSG codes parsing.</text:p>
        </text:list-item>
        <text:list-item>
          <text:p text:style-name="P38">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text:style-name="L1" text:continue-numbering="true">
        <text:list-item>
          <text:list text:continue-numbering="true">
            <text:list-item>
              <text:list text:continue-numbering="true">
                <text:list-item>
                  <text:h text:style-name="P69"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text:style-name="L1" text:continue-numbering="true">
        <text:list-item>
          <text:list text:continue-numbering="true">
            <text:list-item>
              <text:list text:continue-numbering="true">
                <text:list-item>
                  <text:h text:style-name="P69" text:outline-level="3"><text:s/>Image I/O-Ext Project building </text:h>
                </text:list-item>
              </text:list>
            </text:list-item>
          </text:list>
        </text:list-item>
      </text:list>
      <text:p text:style-name="P25">Actually, depending on the set of available DLLs or the formats you need, it is possible to build the project in 2 configuration. </text:p>
      <text:list text:style-name="L8">
        <text:list-item>
          <text:p text:style-name="P64"><text:span text:style-name="T5">base</text:span>: only the plugins which don't depend on external libraries are built</text:p>
        </text:list-item>
        <text:list-item>
          <text:p text:style-name="P64"><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2">Depending on the selected configuration, the proper set of DLL will be deployed by the deploy module. Note that, due to licensing issues, n<text:span text:style-name="T30">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runk\</text:span> and, select the configuration you need, using the proper configProfile running the command:</text:p>
      <text:p text:style-name="Standard"><text:soft-page-break/><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19">-Dmaven.test.skip</text:span></text:span> option to the previous <text:span text:style-name="Code"><text:span text:style-name="T36">mvn</text:span></text:span> command.</text:p>
      <text:list text:style-name="L1" text:continue-numbering="true">
        <text:list-item>
          <text:list text:continue-numbering="true">
            <text:list-item>
              <text:list text:continue-numbering="true">
                <text:list-item>
                  <text:list text:continue-numbering="true">
                    <text:list-item>
                      <text:h text:style-name="P57"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7">C:\Projects\imageio-ext\trunk\plugin\gdalarcgrid&gt;mvn test</text:span></text:span></text:p>
      <text:p text:style-name="P12"><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2"><text:span text:style-name="Code"><text:span text:style-name="T27">C:\Projects\imageio-ext\trunk\plugin\gdalarcgrid&gt;mvn test -Pinteractive.tests</text:span></text:span></text:p>
      <text:p text:style-name="P18"><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59" text:outline-level="4"><text:span text:style-name="Code"><text:span text:style-name="T24">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C:\Projects\imageio-ext\trunk\plugin\gdalkakadujp2&gt;mvn test -Pextensive.tests</text:span></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C:\Projects\imageio-ext\trunk\plugin\gdalkakadujp2&gt;mvn test -Pextensive.tests,tests.holdwrittenfiles</text:span></text:span></text:p>
      <text:p text:style-name="Standard"/>
      <text:list text:style-name="L1" text:continue-numbering="true">
        <text:list-item>
          <text:h text:style-name="P71" text:outline-level="1">LINUX instructions</text:h>
        </text:list-item>
      </text:list>
      <text:p text:style-name="Standard">The following instructions have been tested on Linux Fedora Core 5 distribution.</text:p>
      <text:p text:style-name="Standard">Note: On some Linux distributions (as an instance, Ubuntu), you can install Java, Swig and Ant using the Package Manager (with the command <text:span text:style-name="T43">sudo apt-get install “package name”</text:span>).</text:p>
      <text:list text:style-name="L1" text:continue-numbering="true">
        <text:list-item>
          <text:list text:continue-numbering="true">
            <text:list-item>
              <text:h text:style-name="P55"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18"><text:span text:style-name="Teletype"><text:span text:style-name="T11">chmod +x jdk-1_5_0_14-linux-i586.bin</text:span></text:span><text:span text:style-name="T11"> </text:span></text:p>
      <text:p text:style-name="Standard">Then, go in<text:span text:style-name="T7"> </text:span><text:span text:style-name="Code"><text:span text:style-name="T31">/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text:style-name="L1" text:continue-numbering="true">
        <text:list-item>
          <text:list text:continue-numbering="true">
            <text:list-item>
              <text:h text:style-name="P55"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text:style-name="L1" text:continue-numbering="true">
        <text:list-item>
          <text:list text:continue-numbering="true">
            <text:list-item>
              <text:h text:style-name="P55"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soft-page-break/><text:line-break/>Create a folder which will contains the installed external libraries as well as the additional files:</text:p>
      <text:p text:style-name="P7">cd /home/myuser</text:p>
      <text:p text:style-name="P7">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home/myuser/mylibs/lib </text:span></text:p>
      <text:list text:style-name="L1" text:continue-numbering="true">
        <text:list-item>
          <text:list text:continue-numbering="true">
            <text:list-item>
              <text:h text:style-name="P55"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55"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55" text:outline-level="2">SWIG</text:h>
            </text:list-item>
          </text:list>
        </text:list-item>
      </text:list>
      <text:p text:style-name="P18">B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text:style-name="L1" text:continue-numbering="true">
        <text:list-item>
          <text:list text:continue-numbering="true">
            <text:list-item>
              <text:list text:continue-numbering="true">
                <text:list-item>
                  <text:h text:style-name="P69"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55" text:outline-level="2"><text:soft-page-break/>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69"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text:style-name="L9">
        <text:list-item>
          <text:p text:style-name="P39">Kakadu (v. 5.2.6)</text:p>
        </text:list-item>
        <text:list-item>
          <text:p text:style-name="P39">MrSID (v 6.0.7)</text:p>
        </text:list-item>
        <text:list-item>
          <text:p text:style-name="P39">ECW (v 3.3)</text:p>
        </text:list-item>
      </text:list>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text:style-name="L10">
        <text:list-item>
          <text:p text:style-name="P66">Enable the static build by setting <text:span text:style-name="T10">KDU_GLIBS = -static -static-libgcc</text:span></text:p>
        </text:list-item>
        <text:list-item>
          <text:p text:style-name="P66">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text:style-name="L11">
        <text:list-item>
          <text:p text:style-name="P67">Enable the static build by setting <text:span text:style-name="T10">KDU_GLIBS = -static -static-libgcc</text:span></text:p>
        </text:list-item>
        <text:list-item>
          <text:p text:style-name="P67">Set <text:span text:style-name="Code">LIB_SRC</text:span> as follow: <text:span text:style-name="T10">LIB_SRC=$(LIB_DIR)/libkdu.a</text:span></text:p>
        </text:list-item>
        <text:list-item>
          <text:p text:style-name="P67">Run make: <text:span text:style-name="T10">make -f Makefile-Linux-x86-gcc </text:span></text:p>
        </text:list-item>
      </text:list>
      <text:p text:style-name="P29"><text:span text:style-name="T10"/></text:p>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2">INCLUDES += -I$(JAVA_HOME)/include -I$(JAVA_HOME)/include/linux </text:p>
      <text:p text:style-name="P24">Run make: <text:s/><text:span text:style-name="T10">make -f Makefile-Linux-x86-gcc</text:span></text:p>
      <text:p text:style-name="P24">Then, from the <text:span text:style-name="Code">kakadu</text:span> folder, run: <text:span text:style-name="Code">sudo cp /lib/Linux-x86-gcc/libkdu_jni.so </text:span><text:span text:style-name="Code"><text:span text:style-name="T10">/home/myuser/mylibs/lib</text:span></text:span></text:p>
      <text:p text:style-name="P24"><text:span text:style-name="Code"><text:span text:style-name="T37">Finally, run <text:s/></text:span></text:span><text:span text:style-name="Code"><text:span text:style-name="T10">sudo ldconfig</text:span></text:span></text:p>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1"/><text:soft-page-break/>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1212"/>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18">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myuser/libs/libecwj2</text:span></text:p>
      <text:p text:style-name="P16">From the command line, just enter this folder and simply run:</text:p>
      <text:list text:style-name="L21">
        <text:list-item>
          <text:p text:style-name="P53">./configure --prefix=<text:span text:style-name="Code"><text:span text:style-name="T9">/home/myuser/mylibs</text:span></text:span></text:p>
        </text:list-item>
        <text:list-item>
          <text:p text:style-name="P53">make</text:p>
        </text:list-item>
        <text:list-item>
          <text:p text:style-name="P54"><text:span text:style-name="T34">sudo make install</text:span></text:p>
        </text:list-item>
      </text:list>
      <text:list text:style-name="L1" text:continue-numbering="true">
        <text:list-item>
          <text:list text:continue-numbering="true">
            <text:list-item>
              <text:list text:continue-numbering="true">
                <text:list-item>
                  <text:h text:style-name="P69" text:outline-level="3">GDAL Configuration</text:h>
                </text:list-item>
              </text:list>
            </text:list-item>
          </text:list>
        </text:list-item>
      </text:list>
      <text:p text:style-name="P18">Firstly, you need to download GDAL 1.4.4 from OSGeo SVN. Enter the folder where you want to download GDAL and run: </text:p>
      <text:p text:style-name="P18"><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12">
        <text:list-item>
          <text:p text:style-name="P40">Kakadu support: More Kakadu create options and error management supported. Makefile modified</text:p>
        </text:list-item>
      </text:list>
      <text:list text:style-name="L4">
        <text:list-item text:start-value="1">
          <text:p text:style-name="P35">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7"><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myuser/Desktop/</text:span></text:span><text:span text:style-name="T10">)</text:span></text:p>
      <text:p text:style-name="P18"><text:soft-page-break/>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4.4</text:span>, you can use the following command:</text:p>
      <text:p text:style-name="Text_20_body"><text:span text:style-name="Code">export GDAL_DATA=/home/myuser/gdal1.4.4/data/</text:span> </text:p>
      <text:p text:style-name="Text_20_body"/>
      <text:p text:style-name="P18">Next step is configuring GDAL by means of the<text:span text:style-name="T10">./configure</text:span> <text:span text:style-name="T34">--prefix=</text:span><text:span text:style-name="Code"><text:span text:style-name="T10">/home/myuser/mylibs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11"/>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111"/>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8">/......./include/base/lti_sceneBuffer.h:356: </text:span></text:span><text:span text:style-name="Code"><text:span text:style-name="T27"><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class scope declaration from the </text:span><text:span text:style-name="T10">inWindow</text:span><text:span text:style-name="T27"> method declaration. Line 356 should look like this:</text:span></text:p>
      <text:p text:style-name="P18"><text:span text:style-name="T27"><text:tab/> </text:span><text:span text:style-name="T10">bool inWindow(lt_uint32 x, lt_uint32 y) const;</text:span></text:p>
      <text:p text:style-name="P18"><text:span text:style-name="T10"><text:s/></text:span><text:span text:style-name="T27"><text:line-break/>Then repeat build process as suggested in 3.7.3.</text:span></text:p>
      <text:list text:style-name="L1" text:continue-numbering="true">
        <text:list-item>
          <text:list text:continue-numbering="true">
            <text:list-item>
              <text:list text:continue-numbering="true">
                <text:list-item>
                  <text:list text:continue-numbering="true">
                    <text:list-item>
                      <text:h text:style-name="P59" text:outline-level="4"><text:span text:style-name="T27">ECW configuration option </text:span></text:h>
                    </text:list-item>
                  </text:list>
                </text:list-item>
              </text:list>
            </text:list-item>
          </text:list>
        </text:list-item>
      </text:list>
      <text:p text:style-name="P18"><text:span text:style-name="T27">Add </text:span><text:span text:style-name="T10">--with-ecw=/home/myuser/mylibs </text:span><text:span text:style-name="T27">option to the </text:span><text:span text:style-name="T10">./configure </text:span><text:span text:style-name="T27">command, where </text:span><text:span text:style-name="T10">/home/myuser/mylibs </text:span><text:span text:style-name="T27">represents the path where you previously installed ECW.</text:span></text:p>
      <text:list text:style-name="L1" text:continue-numbering="true">
        <text:list-item>
          <text:list text:continue-numbering="true">
            <text:list-item>
              <text:list text:continue-numbering="true">
                <text:list-item>
                  <text:h text:style-name="P69" text:outline-level="3"><text:s/>GDAL Building</text:h>
                </text:list-item>
              </text:list>
            </text:list-item>
          </text:list>
        </text:list-item>
      </text:list>
      <text:p text:style-name="Standard"><text:span text:style-name="T27">Finally</text:span>, you are ready to build GDAL. Supposing you properly configured it as explained in section 3.7.2, run the following commands:</text:p>
      <text:list text:style-name="L20">
        <text:list-item>
          <text:p text:style-name="P44">make clean</text:p>
        </text:list-item>
        <text:list-item>
          <text:p text:style-name="P44">make</text:p>
        </text:list-item>
        <text:list-item>
          <text:p text:style-name="P52"><text:span text:style-name="T10">sudo make install </text:span><text:span text:style-name="T35">(As you may notice, this command</text:span> requires superuser privileges)</text:p>
        </text:list-item>
      </text:list>
      <text:p text:style-name="Standard">When the build is terminated, run <text:span text:style-name="T34">sudo </text:span><text:span text:style-name="T10">ldconfig</text:span>. </text:p>
      <text:p text:style-name="Standard"><text:soft-page-break/>Next step is generating JAVA bindings.</text:p>
      <text:list text:style-name="L1" text:continue-numbering="true">
        <text:list-item>
          <text:list text:continue-numbering="true">
            <text:list-item>
              <text:list text:continue-numbering="true">
                <text:list-item>
                  <text:list text:continue-numbering="true">
                    <text:list-item>
                      <text:h text:style-name="P57"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 -I$(JAVA_HOME)/include/linux</text:span><text:span text:style-name="T27"> )</text:span></text:p>
      <text:p text:style-name="P18"><text:span text:style-name="T36">A second step is required in order </text:span>to customize the compiler options (This is needed to change default optimizations settings, which may cause JVM crashes). <text:s/>Just redefine the <text:s/><text:span text:style-name="T34">CXX_OPTFLAGS</text:span> and <text:span text:style-name="T34">C_OPTFLAGS</text:span> in the <text:span text:style-name="T34">GDALmake.opt</text:span> file on your GDAL main folder. You need to set these 2 flags with the <text:span text:style-name="Code"><text:span text:style-name="T19">-O1</text:span></text:span> value <text:span text:style-name="Code"><text:span text:style-name="T35">(Note that the minus sign (“-”) is followed by the “O” letter instead of the </text:span></text:span><text:span text:style-name="Code"><text:span text:style-name="T35">“zero” digit). Search the following line (</text:span></text:span><text:span text:style-name="Code"><text:span text:style-name="T38">#Flags to build optimized relese version </text:span></text:span><text:span text:style-name="Code"><text:span text:style-name="T35">) in </text:span></text:span><text:span text:style-name="Code"><text:span text:style-name="T34">GDALmake.opt </text:span></text:span><text:span text:style-name="Code"><text:span text:style-name="T35">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9"><text:s/></text:span></text:span></text:p>
      <text:p text:style-name="Text_20_body"><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4">sudo cp *.so </text:span><text:span text:style-name="T10">/home/myuser/mylibs/lib</text:span><text:span text:style-name="T34"> </text:span><text:s/></text:p>
      <text:p text:style-name="Text_20_body">Finally, run <text:span text:style-name="T34">sudo </text:span><text:span text:style-name="T10">ldconfig</text:span>.</text:p>
      <text:list text:style-name="L1" text:continue-numbering="true">
        <text:list-item>
          <text:list text:continue-numbering="true">
            <text:list-item>
              <text:h text:style-name="P55"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list text:style-name="L1" text:continue-numbering="true">
        <text:list-item>
          <text:list text:continue-numbering="true">
            <text:list-item>
              <text:list text:continue-numbering="true">
                <text:list-item>
                  <text:h text:style-name="P69" text:outline-level="3"><text:soft-page-break/>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text:style-name="L13">
        <text:list-item>
          <text:p text:style-name="P41"><text:span text:style-name="T5">base</text:span>: in case you need the libraries built to support only the plugins which don't depend on external libraries</text:p>
        </text:list-item>
        <text:list-item>
          <text:p text:style-name="P41"><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runk\</text:span> and run the following command:</text:p>
      <text:p text:style-name="Standard"><text:span text:style-name="Code">sudo mvn generate-resources -PconfigProfile -Ddeploylibs </text:span><text:span text:style-name="Code"><text:span text:style-name="T21">(where configProfile is one of </text:span></text:span><text:span text:style-name="Code"><text:span text:style-name="T23">base</text:span></text:span><text:span text:style-name="Code"><text:span text:style-name="T21"> or </text:span></text:span><text:span text:style-name="Code"><text:span text:style-name="T23">full</text:span></text:span><text:span text:style-name="Code"><text:span text:style-name="T21">).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text:style-name="L1" text:continue-numbering="true">
        <text:list-item>
          <text:list text:continue-numbering="true">
            <text:list-item>
              <text:list text:continue-numbering="true">
                <text:list-item>
                  <text:h text:style-name="P69" text:outline-level="3">Image I/O-Ext Project building </text:h>
                </text:list-item>
              </text:list>
            </text:list-item>
          </text:list>
        </text:list-item>
      </text:list>
      <text:p text:style-name="P25">Actually, it is possible to build the project in 2 configuration. </text:p>
      <text:list text:style-name="L14">
        <text:list-item>
          <text:p text:style-name="P65"><text:span text:style-name="T5">base</text:span>: only the plugins which don't depend on external libraries are built</text:p>
        </text:list-item>
        <text:list-item>
          <text:p text:style-name="P65"><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 </text:span><text:span text:style-name="T30">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0">Maven should automatically-recognize the running operative system in order to use the proper deploy module. In case some errors occur due to an unrecognized OS name (which should </text:span><text:soft-page-break/><text:span text:style-name="T30">be “Linux”) you can explicitly specify it with the additional </text:span><text:span text:style-name="T11">linux</text:span><text:span text:style-name="T30"> profile. As an instance, if you are building the full configuration, you can use the</text:span><text:span text:style-name="T11"> -Pfull,linux </text:span><text:span text:style-name="T30">profiles. </text:span></text:p>
      <text:list text:style-name="L1" text:continue-numbering="true">
        <text:list-item>
          <text:list text:continue-numbering="true">
            <text:list-item>
              <text:list text:continue-numbering="true">
                <text:list-item>
                  <text:list text:continue-numbering="true">
                    <text:list-item>
                      <text:h text:style-name="P57"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6">imageio-ext/trunk/plugin</text:span></text:span><text:span text:style-name="Code">&gt;cd plugin/gdalarcgrid</text:span></text:p>
      <text:p text:style-name="P12"><text:span text:style-name="Code"><text:span text:style-name="T26">imageio-ext/trunk/plugin</text:span></text:span><text:span text:style-name="Code">/gdalarcgrid&gt;mvn test</text:span></text:p>
      <text:p text:style-name="P12"><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2"><text:span text:style-name="Code"><text:span text:style-name="T26">imageio-ext/trunk/plugin</text:span></text:span><text:span text:style-name="Code">/gdalarcgrid</text:span><text:span text:style-name="Code">&gt;mvn test -Pinteractive.tests</text:span></text:p>
      <text:p text:style-name="P18"><text:span text:style-name="Code"><text:span text:style-name="T21">Anyway, displaying the image is a not blocking/not waiting operation so you will barely see the image, just for an instant (when displayed, it will be automatically closed. Future versions may </text:span></text:span><text:span text:style-name="Code"><text:span text:style-name="T21">include a property to customize “waiting time” before close). Note that tests require you have all the needed SO. librarie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57" text:outline-level="4">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2"><text:span text:style-name="Code"><text:span text:style-name="T26">imageio-ext/trunk/plugin</text:span></text:span><text:span text:style-name="Code">/gdalkakadujp2&gt;</text:span><text:span text:style-name="Code">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6">imageio-ext/trunk/plugin</text:span></text:span><text:span text:style-name="Code">/gdalkakadujp2&gt;mvn test -Pextensive.tests,tests.holdwrittenfiles</text:span></text:p>
      <text:p text:style-name="P12"><text:span text:style-name="Code"/></text:p>
      <text:p text:style-name="P12"><text:span text:style-name="Code"/></text:p>
      <text:list text:style-name="L1" text:continue-numbering="true">
        <text:list-item>
          <text:h text:style-name="P71" text:outline-level="1">Mac OS X Instructions</text:h>
        </text:list-item>
      </text:list>
      <text:p text:style-name="Standard">The following instructions have been tested on Mac OSX Leopard distribution.</text:p>
      <text:list text:style-name="L1" text:continue-numbering="true">
        <text:list-item>
          <text:list text:continue-numbering="true">
            <text:list-item>
              <text:h text:style-name="P55" text:outline-level="2">JAVA &amp; ANT</text:h>
            </text:list-item>
          </text:list>
        </text:list-item>
      </text:list>
      <text:p text:style-name="P18">Java and ant in the needed versions are shipped in the developer tools shipped in the install cds of leopard.</text:p>
      <text:list text:style-name="L1" text:continue-numbering="true">
        <text:list-item>
          <text:list text:continue-numbering="true">
            <text:list-item>
              <text:h text:style-name="P55"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text:style-name="L15">
        <text:list-item>
          <text:p text:style-name="P42">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42">Add the bin directory to your path, eg. <text:span text:style-name="T10">export PATH=/usr/local/apache-maven-2.0.9/bin:$PATH</text:span></text:p>
        </text:list-item>
        <text:list-item>
          <text:p text:style-name="P42">Make sure that <text:span text:style-name="T10">JAVA_HOME</text:span> is set to the location of your JDK, as an instance, </text:p>
          <text:p text:style-name="P43">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3">/CurrentJDK/ Home/</text:p>
                                            </text:list-header>
                                          </text:list>
                                        </text:list-item>
                                      </text:list>
                                    </text:list-item>
                                  </text:list>
                                </text:list-item>
                              </text:list>
                            </text:list-item>
                          </text:list>
                        </text:list-item>
                      </text:list>
                    </text:list-item>
                  </text:list>
                </text:list-item>
              </text:list>
            </text:list-item>
          </text:list>
        </text:list-item>
        <text:list-item>
          <text:p text:style-name="P42">Run <text:span text:style-name="T10">mvn --version</text:span> to verify that it is correctly installed.<text:span text:style-name="Code"> </text:span></text:p>
        </text:list-item>
      </text:list>
      <text:list text:style-name="L1" text:continue-numbering="true">
        <text:list-item>
          <text:list text:continue-numbering="true">
            <text:list-item>
              <text:h text:style-name="P55" text:outline-level="2">JAI</text:h>
            </text:list-item>
          </text:list>
        </text:list-item>
      </text:list>
      <text:p text:style-name="Standard">JAI is already present in the java installation of leopard.</text:p>
      <text:list text:style-name="L1" text:continue-numbering="true">
        <text:list-item>
          <text:list text:continue-numbering="true">
            <text:list-item>
              <text:h text:style-name="P55"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text:style-name="L1" text:continue-numbering="true">
        <text:list-item>
          <text:list text:continue-numbering="true">
            <text:list-item>
              <text:h text:style-name="P55" text:outline-level="2">SWIG</text:h>
            </text:list-item>
          </text:list>
        </text:list-item>
      </text:list>
      <text:p text:style-name="P18">B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text:soft-page-break/>port install swig</text:p>
      <text:list text:style-name="L1" text:continue-numbering="true">
        <text:list-item>
          <text:list text:continue-numbering="true">
            <text:list-item>
              <text:list text:continue-numbering="true">
                <text:list-item>
                  <text:h text:style-name="P69"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4">sudo make install</text:span><text:span text:style-name="T35"> (As you may notice, this command requires superuser privileges)</text:span></text:p>
      <text:list text:style-name="L1" text:continue-numbering="true">
        <text:list-item>
          <text:list text:continue-numbering="true">
            <text:list-item>
              <text:h text:style-name="P55"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text:style-name="L1" text:continue-numbering="true">
        <text:list-item>
          <text:list text:continue-numbering="true">
            <text:list-item>
              <text:list text:continue-numbering="true">
                <text:list-item>
                  <text:h text:style-name="P69"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text:style-name="L16">
        <text:list-item>
          <text:p text:style-name="P45">Kakadu (v. 5.2.6)</text:p>
        </text:list-item>
        <text:list-item>
          <text:p text:style-name="P45">MrSID (v 6.0.7)</text:p>
        </text:list-item>
        <text:list-item>
          <text:p text:style-name="P46">ECW (v 3.3) <text:span text:style-name="T41">Requires some workaround to be found in order to build GDAL against it.</text:span></text:p>
        </text:list-item>
      </text:list>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8">If you plan to use the ImageIO-Ext module which leverages directly on the kakadu library without using GDAL you have to rename the <text:span text:style-name="Code">libkdu_jni.so</text:span> file to <text:span text:style-name="Code">libdku_jni.dylib</text:span>.</text:p>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oft-page-break/><text:span text:style-name="T15">Development Kits” -&gt; “Download SDK's</text:span>”. Select the proper version of SDK to be downloaded (select the <text:span text:style-name="Strong_20_Emphasis"><text:span text:style-name="T17">GeoExpress SDK </text:span></text:span><text:span text:style-name="Strong_20_Emphasis"><text:span text:style-name="T18">for Mac OS X (universal) - gcc 4.0) </text:span></text:span><text:span text:style-name="T35"><text:s/></text:span></text:p>
      <text:list text:style-name="L1" text:continue-numbering="true">
        <text:list-item>
          <text:list text:continue-numbering="true">
            <text:list-item>
              <text:list text:continue-numbering="true">
                <text:list-item>
                  <text:h text:style-name="P69" text:outline-level="3">GDAL Configuration</text:h>
                </text:list-item>
              </text:list>
            </text:list-item>
          </text:list>
        </text:list-item>
      </text:list>
      <text:p text:style-name="P18">Firstly, you need to download GDAL 1.4.4 from OSGeo SVN. Enter the folder where you want to download GDAL and run: </text:p>
      <text:p text:style-name="P18"><text:span text:style-name="Code"><text:span text:style-name="T32">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17">
        <text:list-item>
          <text:p text:style-name="P48">Kakadu support: More Kakadu create options and error management supported. Makefile modified</text:p>
        </text:list-item>
      </text:list>
      <text:list text:style-name="L18">
        <text:list-item text:start-value="1">
          <text:p text:style-name="P36">Java bindings: improved data access (read/write Dataset at once instead of read/write RasterBands at once; <text:s/>BandMap, PixelSpace, LineSpace and BandSpace parameters now are allowed), added setMetadataItem capabilities</text:p>
        </text:list-item>
      </text:list>
      <text:p text:style-name="Standard">To apply the patch, enter in the GDAL main folder and run:</text:p>
      <text:p text:style-name="P7"><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3">/home/youruser/Desktop/</text:span></text:span><text:span text:style-name="T10">)</text:span></text:p>
      <text:p text:style-name="P18">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57"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6.3) a similar error could occur:</text:p>
      <text:p text:style-name="P7"><text:soft-page-break/><text:span text:style-name="Code"><text:span text:style-name="T29">/......./include/base/lti_sceneBuffer.h:356: </text:span></text:span><text:span text:style-name="Code"><text:span text:style-name="T26"><text:line-break/>error: extra qualification 'LizardTech::LTISceneBuffer::' on member </text:span></text:span></text:p>
      <text:p text:style-name="P18"><text:span text:style-name="T27">You need to fix the issue in the </text:span><text:span text:style-name="T28">header </text:span><text:span text:style-name="T10">MRSID_FOLDER/include/</text:span><text:span text:style-name="T11">base/lti_sceneBuffer.h</text:span><text:span text:style-name="T27"> by simply removing the extra qualification from the </text:span><text:span text:style-name="T10">inWindow</text:span><text:span text:style-name="T27"> declaration. Line 356 should look <text:line-break/>like this: </text:span><text:span text:style-name="T10">bool inWindow(lt_uint32 x, lt_uint32 y) const; </text:span><text:span text:style-name="T27"><text:line-break/>Then repeat build process as suggested in 4.6.3.</text:span></text:p>
      <text:list text:style-name="L1" text:continue-numbering="true">
        <text:list-item>
          <text:list text:continue-numbering="true">
            <text:list-item>
              <text:list text:continue-numbering="true">
                <text:list-item>
                  <text:h text:style-name="P69" text:outline-level="3"><text:s/>GDAL Building</text:h>
                </text:list-item>
              </text:list>
            </text:list-item>
          </text:list>
        </text:list-item>
      </text:list>
      <text:p text:style-name="Standard"><text:span text:style-name="T27">Finally</text:span>, you are ready to build GDAL. Supposing you properly configured it as explained in section 4.6.2, run the following commands:</text:p>
      <text:p text:style-name="P7">make clean</text:p>
      <text:p text:style-name="P7">make</text:p>
      <text:p text:style-name="Standard"><text:span text:style-name="T10">sudo make install </text:span><text:span text:style-name="T35">(As you may notice, this command</text:span> requires superuser privileges)</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57" text:outline-level="4">Generating JAVA Bindings</text:h>
                    </text:list-item>
                  </text:list>
                </text:list-item>
              </text:list>
            </text:list-item>
          </text:list>
        </text:list-item>
      </text:list>
      <text:p text:style-name="P23">SWIG will generate java bindings for you. </text:p>
      <text:p text:style-name="Text_20_body"><text:span text:style-name="T27">As a first step, check your </text:span><text:span text:style-name="Code"><text:span text:style-name="T19">GDAL/SWIG/JAVA/java.opt</text:span></text:span><text:span text:style-name="T27"> is properly configured. </text:span></text:p>
      <text:p text:style-name="Standard"><text:span text:style-name="T27">Basically, you need to check the </text:span><text:span text:style-name="T10">JAVA_HOME, JAVA_INCLUDE </text:span><text:span text:style-name="T27">and </text:span><text:span text:style-name="T10">ANT_HOME</text:span><text:span text:style-name="T27"> variables are properly set. Be sure the following line exists: </text:span><text:span text:style-name="T10">JAVA_INCLUDE=-I$(JAVA_HOME)/include</text:span></text:p>
      <text:p text:style-name="Text_20_body"><text:span text:style-name="T27">Edit the </text:span><text:span text:style-name="T10">GNUMakefile</text:span><text:span text:style-name="T27"> file and do the following changes:</text:span></text:p>
      <text:list text:style-name="L19">
        <text:list-item>
          <text:p text:style-name="P68"><text:span text:style-name="T27">in the </text:span><text:span text:style-name="T10">JAVA_MODULES</text:span><text:span text:style-name="T27"> variable, change any “</text:span><text:span text:style-name="Code"><text:span text:style-name="T19">.so</text:span></text:span><text:span text:style-name="T27">” extension to “</text:span><text:span text:style-name="Code"><text:span text:style-name="T19">.dylib</text:span></text:span><text:span text:style-name="T27">”</text:span></text:p>
        </text:list-item>
        <text:list-item>
          <text:p text:style-name="P68"><text:span text:style-name="T27">edit the “</text:span><text:span text:style-name="T10">build:</text:span><text:span text:style-name="T27">” target:</text:span></text:p>
          <text:p text:style-name="P68"><text:span text:style-name="T42">cp ./.libs/*.so ./</text:span><text:span text:style-name="T27"> needs to become </text:span><text:span text:style-name="T10">cp ./.libs/*.dylib ./</text:span></text:p>
        </text:list-item>
        <text:list-item>
          <text:p text:style-name="P49">edit the $(JAVA_MODULES) section:</text:p>
          <text:p text:style-name="P49"><text:span text:style-name="T42">lib%jni.so: %_wrap.o</text:span><text:span text:style-name="T10"> </text:span><text:span text:style-name="T25">needs to become</text:span><text:span text:style-name="T10"> lib%jni.dylib: %_wrap.o </text:span></text:p>
          <text:p text:style-name="P47">$(LD) -shared $(LDFLAGS) $(CONFIG_LIBS) $&lt; -o $@</text:p>
          <text:list>
            <text:list-item>
              <text:list>
                <text:list-item>
                  <text:list>
                    <text:list-item>
                      <text:list>
                        <text:list-item>
                          <text:list>
                            <text:list-item>
                              <text:list>
                                <text:list-item>
                                  <text:list>
                                    <text:list-header>
                                      <text:p text:style-name="P50">needs to become</text:p>
                                    </text:list-header>
                                  </text:list>
                                </text:list-item>
                              </text:list>
                            </text:list-item>
                          </text:list>
                        </text:list-item>
                      </text:list>
                    </text:list-item>
                  </text:list>
                </text:list-item>
              </text:list>
            </text:list-item>
          </text:list>
        </text:list-item>
      </text:list>
      <text:p text:style-name="Standard"><text:span text:style-name="T25"><text:tab/></text:span><text:span text:style-name="T10">$(LD) -dynamiclib $(LDFLAGS) $(CONFIG_LIBS) $&lt; -o $@</text:span></text:p>
      <text:p text:style-name="P18"><text:span text:style-name="T27">Then, </text:span><text:span text:style-name="T36">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oft-page-break/><text:span text:style-name="T34">sudo cp *.so /usr/local/lib</text:span> <text:span text:style-name="T35">(As you may notice, this command requires superuser</text:span> privileges)</text:p>
      <text:list text:style-name="L1" text:continue-numbering="true">
        <text:list-item>
          <text:list text:continue-numbering="true">
            <text:list-item>
              <text:h text:style-name="P55"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783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0.5in" fo:margin-right="0in" fo:text-indent="0in" style:auto-text-indent="false"/>
    </style:style>
    <style:style style:name="WW-Testo_20_fumetto" style:display-name="WW-Testo fumetto"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in" fo:margin-right="0in" fo:hyphenation-ladder-count="no-limit" fo:text-indent="0in"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1" text:display-levels="5"/>
      <text:outline-level-style text:level="6" style:num-format="1"/>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fo:font-family="Wingdings" style:font-charset="x-symbol"/>
      </text:list-level-style-bullet>
      <text:list-level-style-bullet text:level="2" text:style-name="WW8Num2z1" style:num-suffix="." text:bullet-char="">
        <style:list-level-properties text:space-before="0.5in" text:min-label-width="0.25in"/>
        <style:text-properties fo:font-family="'Wingdings 2'" style:font-charset="x-symbol"/>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fo:font-family="Wingdings" style:font-charset="x-symbol"/>
      </text:list-level-style-bullet>
      <text:list-level-style-bullet text:level="5" text:style-name="WW8Num2z1" style:num-suffix="." text:bullet-char="">
        <style:list-level-properties text:space-before="1.25in" text:min-label-width="0.25in"/>
        <style:text-properties fo:font-family="'Wingdings 2'" style:font-charset="x-symbol"/>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fo:font-family="Wingdings" style:font-charset="x-symbol"/>
      </text:list-level-style-bullet>
      <text:list-level-style-bullet text:level="8" text:style-name="WW8Num2z1" style:num-suffix="." text:bullet-char="">
        <style:list-level-properties text:space-before="2in" text:min-label-width="0.25in"/>
        <style:text-properties fo:font-family="'Wingdings 2'" style:font-charset="x-symbol"/>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Wingdings" style:font-charset="x-symbol"/>
      </text:list-level-style-bullet>
      <text:list-level-style-bullet text:level="2" text:style-name="WW8Num3z1" style:num-suffix="." text:bullet-char="">
        <style:list-level-properties text:space-before="0.5in" text:min-label-width="0.25in"/>
        <style:text-properties fo:font-family="'Wingdings 2'" style:font-charset="x-symbol"/>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fo:font-family="Wingdings" style:font-charset="x-symbol"/>
      </text:list-level-style-bullet>
      <text:list-level-style-bullet text:level="5" text:style-name="WW8Num3z1" style:num-suffix="." text:bullet-char="">
        <style:list-level-properties text:space-before="1.25in" text:min-label-width="0.25in"/>
        <style:text-properties fo:font-family="'Wingdings 2'" style:font-charset="x-symbol"/>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fo:font-family="Wingdings" style:font-charset="x-symbol"/>
      </text:list-level-style-bullet>
      <text:list-level-style-bullet text:level="8" text:style-name="WW8Num3z1" style:num-suffix="." text:bullet-char="">
        <style:list-level-properties text:space-before="2in" text:min-label-width="0.25in"/>
        <style:text-properties fo:font-family="'Wingdings 2'" style:font-charset="x-symbol"/>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9839in" fo:margin-bottom="0.4917in" fo:margin-left="0.7874in" fo:margin-right="0.7874in" fo:background-color="#ffffff"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8</text:page-number></text:span><text:span text:style-name="T1"> of </text:span><text:span text:style-name="T1"><text:page-count>28</text:page-count></text:span></text:p>
        <text:p text:style-name="Footer"><text:span text:style-name="T1"><draw:frame draw:style-name="fr1" draw:name="immagini10" text:anchor-type="as-char" svg:width="0.689in" svg:height="0.7091in" draw:z-index="2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0.689in" svg:height="0.7091in" draw:z-index="5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e Romagnoli</meta:initial-creator>
    <meta:creation-date>2007-06-12T11:59:00</meta:creation-date>
    <dc:creator>Daniele</dc:creator>
    <dc:date>2008-12-22T17:00:35</dc:date>
    <meta:print-date>2007-08-14T13:10:15</meta:print-date>
    <meta:editing-cycles>289</meta:editing-cycles>
    <meta:editing-duration>P5DT12H8M3S</meta:editing-duration>
    <meta:user-defined meta:name="Info 1"/>
    <meta:user-defined meta:name="Info 2"/>
    <meta:user-defined meta:name="Info 3"/>
    <meta:user-defined meta:name="Info 4"/>
    <meta:document-statistic meta:table-count="0" meta:image-count="5" meta:object-count="0" meta:page-count="28" meta:paragraph-count="516" meta:word-count="7964" meta:character-count="48820"/>
  </office:meta>
</office:document-meta>
</file>